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19T16:37:02.186000000</meta:creation-date>
    <dc:date>2020-05-19T16:40:51.515000000</dc:date>
    <meta:editing-duration>PT3M50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Dev/7.0.0.0.alpha1$Windows_X86_64 LibreOffice_project/6da4777b647157aa7ed65e271778bb00373098a0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loext:try-staggering-first="false" chart:link-data-style-to-source="fals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44cm" svg:y="4.204cm" style:legend-expansion="high" chart:style-name="ch2"/>
        <chart:plot-area chart:style-name="ch3" chart:data-source-has-labels="both" svg:x="0.319cm" svg:y="0.179cm" svg:width="13.106cm" svg:height="8.641cm">
          <chartooo:coordinate-region svg:x="0.958cm" svg:y="0.374cm" svg:width="12.467cm" svg:height="7.80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float" office:value="40461">
                <text:p>4046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40492">
                <text:p>40492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2">
  <office:meta>
    <meta:generator>LibreOfficeDev/7.0.0.0.alpha1$Windows_X86_64 LibreOffice_project/6da4777b647157aa7ed65e271778bb00373098a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2">
  <office:styles/>
</office:document-styles>
</file>